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9917in"/>
    </style:style>
    <style:style style:name="co6" style:family="table-column">
      <style:table-column-properties fo:break-before="auto" style:column-width="2.1583in"/>
    </style:style>
    <style:style style:name="co7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ID 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office:value-type="string" calcext:value-type="string">
            <text:p>253-263</text:p>
          </table:table-cell>
          <table:table-cell office:value-type="string" calcext:value-type="string">
            <text:p>286-2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office:value-type="string" calcext:value-type="string">
            <text:p>264-270</text:p>
          </table:table-cell>
          <table:table-cell office:value-type="string" calcext:value-type="string">
            <text:p>287-3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271-282</text:p>
          </table:table-cell>
          <table:table-cell office:value-type="string" calcext:value-type="string">
            <text:p>309-3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office:value-type="string" calcext:value-type="string">
            <text:p>283-285</text:p>
          </table:table-cell>
          <table:table-cell office:value-type="string" calcext:value-type="string">
            <text:p>311-313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iz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hispering Woods</text:p>
          </table:table-cell>
          <table:table-cell table:style-name="ce5" office:value-type="string" calcext:value-type="string">
            <text:p>Hol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2]+[.F12]-1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formula="of:=[.E12]+1" office:value-type="float" office:value="25" calcext:value-type="float">
            <text:p>25</text:p>
          </table:table-cell>
          <table:table-cell table:formula="of:=[.D13]+[.F13]-1" office:value-type="float" office:value="36" calcext:value-type="float">
            <text:p>36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formula="of:=[.H12]+1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formula="of:=[.E13]+1" office:value-type="float" office:value="37" calcext:value-type="float">
            <text:p>37</text:p>
          </table:table-cell>
          <table:table-cell table:formula="of:=[.D14]+[.F14]-1" office:value-type="float" office:value="46" calcext:value-type="float">
            <text:p>4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formula="of:=[.H13]+1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4]+1" office:value-type="float" office:value="47" calcext:value-type="float">
            <text:p>47</text:p>
          </table:table-cell>
          <table:table-cell table:style-name="ce7" table:formula="of:=[.D15]+[.F15]-1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14]+1"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oad Tow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5]+1" office:value-type="float" office:value="50" calcext:value-type="float">
            <text:p>50</text:p>
          </table:table-cell>
          <table:table-cell table:style-name="ce5" table:formula="of:=[.D16]+[.F16]-1" office:value-type="float" office:value="65" calcext:value-type="float">
            <text:p>65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formula="of:=[.H15]+1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16]+1" office:value-type="float" office:value="66" calcext:value-type="float">
            <text:p>66</text:p>
          </table:table-cell>
          <table:table-cell table:style-name="ce6" table:formula="of:=[.D17]+[.F17]-1" office:value-type="float" office:value="66" calcext:value-type="float">
            <text:p>66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[.H16]+1"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17]+1" office:value-type="float" office:value="67" calcext:value-type="float">
            <text:p>67</text:p>
          </table:table-cell>
          <table:table-cell table:style-name="ce6" table:formula="of:=[.D18]+[.F18]-1" office:value-type="float" office:value="75" calcext:value-type="float">
            <text:p>7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H17]+1"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8]+1" office:value-type="float" office:value="76" calcext:value-type="float">
            <text:p>76</text:p>
          </table:table-cell>
          <table:table-cell table:style-name="ce7" table:formula="of:=[.D19]+[.F19]-1" office:value-type="float" office:value="86" calcext:value-type="float">
            <text:p>86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formula="of:=[.H18]+1"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Graffiti Undergroun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9]+1" office:value-type="float" office:value="87" calcext:value-type="float">
            <text:p>87</text:p>
          </table:table-cell>
          <table:table-cell table:style-name="ce5" table:formula="of:=[.D20]+[.F20]-1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H19]+1"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0]+1" office:value-type="float" office:value="92" calcext:value-type="float">
            <text:p>92</text:p>
          </table:table-cell>
          <table:table-cell table:style-name="ce6" table:formula="of:=[.D21]+[.F21]-1" office:value-type="float" office:value="93" calcext:value-type="float">
            <text:p>93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formula="of:=[.H20]+1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1]+1" office:value-type="float" office:value="94" calcext:value-type="float">
            <text:p>94</text:p>
          </table:table-cell>
          <table:table-cell table:style-name="ce6" table:formula="of:=[.D22]+[.F22]-1" office:value-type="float" office:value="95" calcext:value-type="float">
            <text:p>95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formula="of:=[.H21]+1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2]+1" office:value-type="float" office:value="96" calcext:value-type="float">
            <text:p>96</text:p>
          </table:table-cell>
          <table:table-cell table:style-name="ce7" table:formula="of:=[.D23]+[.F23]-1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[.H22]+1"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icnic Roa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3]+1" office:value-type="float" office:value="97" calcext:value-type="float">
            <text:p>97</text:p>
          </table:table-cell>
          <table:table-cell table:style-name="ce5" table:formula="of:=[.D24]+[.F24]-1" office:value-type="float" office:value="113" calcext:value-type="float">
            <text:p>113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formula="of:=[.H23]+1"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4]+1" office:value-type="float" office:value="114" calcext:value-type="float">
            <text:p>114</text:p>
          </table:table-cell>
          <table:table-cell table:style-name="ce6" table:formula="of:=[.D25]+[.F25]-1" office:value-type="float" office:value="171" calcext:value-type="float">
            <text:p>171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formula="of:=[.H24]+1"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5]+1" office:value-type="float" office:value="172" calcext:value-type="float">
            <text:p>172</text:p>
          </table:table-cell>
          <table:table-cell table:style-name="ce6" table:formula="of:=[.D26]+[.F26]-1" office:value-type="float" office:value="178" calcext:value-type="float">
            <text:p>17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[.H25]+1"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6]+1" office:value-type="float" office:value="179" calcext:value-type="float">
            <text:p>179</text:p>
          </table:table-cell>
          <table:table-cell table:style-name="ce7" table:formula="of:=[.D27]+[.F27]-1" office:value-type="float" office:value="181" calcext:value-type="float">
            <text:p>18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26]+1"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verlook Mountai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7]+1" office:value-type="float" office:value="182" calcext:value-type="float">
            <text:p>182</text:p>
          </table:table-cell>
          <table:table-cell table:style-name="ce5" table:formula="of:=[.D28]+[.F28]-1" office:value-type="float" office:value="200" calcext:value-type="float">
            <text:p>200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formula="of:=[.H27]+1"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8]+1" office:value-type="float" office:value="201" calcext:value-type="float">
            <text:p>201</text:p>
          </table:table-cell>
          <table:table-cell table:style-name="ce6" table:formula="of:=[.D29]+[.F29]-1" office:value-type="float" office:value="236" calcext:value-type="float">
            <text:p>236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formula="of:=[.H28]+1"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9]+1" office:value-type="float" office:value="237" calcext:value-type="float">
            <text:p>237</text:p>
          </table:table-cell>
          <table:table-cell table:style-name="ce6" table:formula="of:=[.D30]+[.F30]-1" office:value-type="float" office:value="245" calcext:value-type="float">
            <text:p>24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H29]+1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0]+1" office:value-type="float" office:value="246" calcext:value-type="float">
            <text:p>246</text:p>
          </table:table-cell>
          <table:table-cell table:style-name="ce7" table:formula="of:=[.D31]+[.F31]-1" office:value-type="float" office:value="250" calcext:value-type="float">
            <text:p>25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formula="of:=[.H30]+1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arth Vellumental Temple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1]+1" office:value-type="float" office:value="251" calcext:value-type="float">
            <text:p>251</text:p>
          </table:table-cell>
          <table:table-cell table:style-name="ce5" table:formula="of:=[.D32]+[.F32]-1" office:value-type="float" office:value="261" calcext:value-type="float">
            <text:p>261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formula="of:=[.H31]+1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32]+1" office:value-type="float" office:value="262" calcext:value-type="float">
            <text:p>262</text:p>
          </table:table-cell>
          <table:table-cell table:style-name="ce6" table:formula="of:=[.D33]+[.F33]-1" office:value-type="float" office:value="268" calcext:value-type="float">
            <text:p>26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[.H32]+1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33]+1" office:value-type="float" office:value="269" calcext:value-type="float">
            <text:p>269</text:p>
          </table:table-cell>
          <table:table-cell table:style-name="ce6" table:formula="of:=[.D34]+[.F34]-1" office:value-type="float" office:value="280" calcext:value-type="float">
            <text:p>28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formula="of:=[.H33]+1"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4]+1" office:value-type="float" office:value="281" calcext:value-type="float">
            <text:p>281</text:p>
          </table:table-cell>
          <table:table-cell table:style-name="ce7" table:formula="of:=[.D35]+[.F35]-1" office:value-type="float" office:value="283" calcext:value-type="float">
            <text:p>28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34]+1"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verlook Tower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5]+1" office:value-type="float" office:value="284" calcext:value-type="float">
            <text:p>284</text:p>
          </table:table-cell>
          <table:table-cell table:style-name="ce5" table:formula="of:=[.D36]+[.F36]-1" office:value-type="float" office:value="286" calcext:value-type="float">
            <text:p>286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[.H35]+1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36]+1" office:value-type="float" office:value="287" calcext:value-type="float">
            <text:p>287</text:p>
          </table:table-cell>
          <table:table-cell table:style-name="ce6" table:formula="of:=[.D37]+[.F37]-1" office:value-type="float" office:value="305" calcext:value-type="float">
            <text:p>305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table:formula="of:=[.H36]+1"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37]+1" office:value-type="float" office:value="306" calcext:value-type="float">
            <text:p>306</text:p>
          </table:table-cell>
          <table:table-cell table:style-name="ce6" table:formula="of:=[.D38]+[.F38]-1" office:value-type="float" office:value="306" calcext:value-type="float">
            <text:p>306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[.H37]+1"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8]+1" office:value-type="float" office:value="307" calcext:value-type="float">
            <text:p>307</text:p>
          </table:table-cell>
          <table:table-cell table:style-name="ce7" table:formula="of:=[.D39]+[.F39]-1" office:value-type="float" office:value="308" calcext:value-type="float">
            <text:p>308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[.H38]+1"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39]+1"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40]+1"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ssing:</text:p>
          </table:table-cell>
          <table:table-cell table:number-columns-repeated="5"/>
          <table:table-cell table:formula="of:=[.H41]+1"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W 36 – toad 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T 52 – hole 3</text:p>
          </table:table-cell>
          <table:table-cell table:number-columns-repeated="5"/>
          <table:table-cell table:formula="of:=[.H42]+1"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58 – hole 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44]+1"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60 – hole 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45]+1"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123 – hole 10</text:p>
          </table:table-cell>
          <table:table-cell office:value-type="string" calcext:value-type="string">
            <text:p>can get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46]+1"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– 130 – Toad 17</text:p>
          </table:table-cell>
          <table:table-cell office:value-type="string" calcext:value-type="string">
            <text:p>can get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47]+1"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– 166 – 171 – Toad 53-58</text:p>
          </table:table-cell>
          <table:table-cell office:value-type="string" calcext:value-type="string">
            <text:p>can get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48]+1"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181- treasure 3</text:p>
          </table:table-cell>
          <table:table-cell office:value-type="string" calcext:value-type="string">
            <text:p>can get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49]+1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185 – Hole 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50]+1"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194 – hole 13</text:p>
          </table:table-cell>
          <table:table-cell table:number-columns-repeated="5"/>
          <table:table-cell table:formula="of:=[.H51]+1"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00 – hole 19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2]+1"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5 – toad 35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3]+1"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6 – toad 36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4]+1"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8 – block 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5]+1"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47-249 – treasures</text:p>
          </table:table-cell>
          <table:table-cell office:value-type="string" calcext:value-type="string">
            <text:p>probably steal</text:p>
          </table:table-cell>
          <table:table-cell table:number-columns-repeated="4"/>
          <table:table-cell table:formula="of:=[.H56]+1"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0 – hole 10</text:p>
          </table:table-cell>
          <table:table-cell office:value-type="string" calcext:value-type="string">
            <text:p>probably steal</text:p>
          </table:table-cell>
          <table:table-cell table:number-columns-repeated="4"/>
          <table:table-cell table:formula="of:=[.H57]+1" office:value-type="float" office:value="46" calcext:value-type="float">
            <text:p>46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2 toad 1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8]+1"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9-270 blocks 1-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9]+1"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3 block 5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0]+1"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6 - 277 block 8 – 9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1]+1"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9-280 blocks 11-1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2]+1"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81 treasure 1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3]+1"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83 treasure 3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4]+1" office:value-type="float" office:value="53" calcext:value-type="float">
            <text:p>53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 307-308</text:p>
          </table:table-cell>
          <table:table-cell table:number-columns-repeated="5"/>
          <table:table-cell table:formula="of:=[.H65]+1" office:value-type="float" office:value="54" calcext:value-type="float">
            <text:p>54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6]+1"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ill missing:</text:p>
          </table:table-cell>
          <table:table-cell office:value-type="string" calcext:value-type="string">
            <text:p>other tips:</text:p>
          </table:table-cell>
          <table:table-cell table:number-columns-repeated="4"/>
          <table:table-cell table:formula="of:=[.H67]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79 – treasure 7</text:p>
          </table:table-cell>
          <table:table-cell table:number-columns-repeated="5"/>
          <table:table-cell table:formula="of:=[.H68]+1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 307-308 treasure 28 &amp; 29</text:p>
          </table:table-cell>
          <table:table-cell table:number-columns-repeated="5"/>
          <table:table-cell table:formula="of:=[.H69]+1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al fixes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wrong img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6?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13"/>
        </table:table-row>
      </table:table>
      <table:table table:name="Note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Box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 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mp while standing on the orange flower to reveal the box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stroy a shrub with your hammer and jump to reveal the box.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Jump on the discolored patch of grass to reveal a box.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ump while standing on the box to reveal a second box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ads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Arrow points to box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After destroying red ribbon: return to the previously blocked house and loot the chest on the right side.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Destroy the rock by the red pipe 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Jump off the ledge by toad #30. Hit the question mark block to find the toad.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Defeat the shy guys kicking the toad.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Go to main room of the temple. The cave is to the left of a pillar that moves up and dow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0-292</text:p>
          </table:table-cell>
          <table:table-cell office:value-type="string" calcext:value-type="string">
            <text:p>hit the hats with your 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3-295</text:p>
          </table:table-cell>
          <table:table-cell office:value-type="string" calcext:value-type="string">
            <text:p>hit the bucket and the paper toads that fall out with your hammer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string" calcext:value-type="string">
            <text:p>get hidden block [#] with your hammer and jump on it to peel back the toad sticker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moval items</text:p>
          </table:table-cell>
          <table:table-cell table:number-columns-repeated="2"/>
          <table:table-cell office:value-type="string" calcext:value-type="string">
            <text:p>Other issu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m #</text:p>
          </table:table-cell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Overflow on treasures w/ 3 digits</text:p>
          </table:table-cell>
          <table:table-cell office:value-type="string" calcext:value-type="string">
            <text:p>maybe order will fix it</text:p>
          </table:table-cell>
        </table:table-row>
        <table:table-row table:style-name="ro1">
          <table:table-cell/>
          <table:table-cell office:value-type="string" calcext:value-type="string">
            <text:p>80-86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multiple item labels aren’t accur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7-141</text:p>
          </table:table-cell>
          <table:table-cell office:value-type="string" calcext:value-type="string">
            <text:p>Dup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5-147</text:p>
          </table:table-cell>
          <table:table-cell office:value-type="string" calcext:value-type="string">
            <text:p>Dup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55-163</text:p>
          </table:table-cell>
          <table:table-cell office:value-type="string" calcext:value-type="string">
            <text:p>Dup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7-1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Miss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Miss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19-227</text:p>
          </table:table-cell>
          <table:table-cell office:value-type="string" calcext:value-type="string">
            <text:p>Dup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Miss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20:18:01.259571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8-03T20:18:05.612360741</dc:date>
    <meta:editing-duration>PT14H57M41S</meta:editing-duration>
    <meta:editing-cycles>18</meta:editing-cycles>
    <meta:generator>LibreOffice/6.4.5.2$Linux_X86_64 LibreOffice_project/40$Build-2</meta:generator>
    <meta:document-statistic meta:table-count="3" meta:cell-count="405" meta:object-count="0"/>
  </office:meta>
</office:document-meta>
</file>